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18" calcext:value-type="float">
            <text:p>1118</text:p>
          </table:table-cell>
          <table:table-cell table:style-name="ce7" table:formula="of:=COUNTIF([.B7:.B1000000];&quot;X&quot;)" office:value-type="float" office:value="963" calcext:value-type="float">
            <text:p>963</text:p>
          </table:table-cell>
          <table:table-cell table:style-name="ce7" table:formula="of:=COUNTIF([.C7:.C1000000];&quot;X&quot;)" office:value-type="float" office:value="19" calcext:value-type="float">
            <text:p>19</text:p>
          </table:table-cell>
          <table:table-cell table:style-name="ce7" table:formula="of:=COUNTIF([.D7:.D1000000];&quot;X&quot;)" office:value-type="float" office:value="75" calcext:value-type="float">
            <text:p>75</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25" calcext:value-type="float">
            <text:p>125</text:p>
          </table:table-cell>
          <table:table-cell table:style-name="ce25" table:formula="of:=SUM([.B2:.F2])" office:value-type="float" office:value="1183" calcext:value-type="float">
            <text:p>118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3" table:number-rows-repeated="125">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1-03">00/00/0000</text:date>, <text:time style:data-style-name="N2" text:time-value="18:14:52.51759076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1-03T18:18:41.098129207</dc:date>
    <meta:editing-duration>P1DT6H20M57S</meta:editing-duration>
    <meta:editing-cycles>1121</meta:editing-cycles>
    <meta:document-statistic meta:table-count="1" meta:cell-count="6736" meta:object-count="0"/>
  </office:meta>
</office:document-meta>
</file>